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17ae05" officeooo:paragraph-rsid="0017ae05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rsid="0017ae05" officeooo:paragraph-rsid="001988aa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style="normal" fo:font-weight="normal" officeooo:rsid="0017ae05" officeooo:paragraph-rsid="0017ae05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988aa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988aa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ING WITH PYTHON EXERECISE <text:s text:c="41"/><text:span text:style-name="T2">BINDU.G</text:span></text:p>
      <text:p text:style-name="P2"><text:span text:style-name="T3">PROGRAM NO.23</text:span></text:p>
      <text:p text:style-name="P2"><text:span text:style-name="T4">import speech_recognition as sr</text:span></text:p>
      <text:p text:style-name="P1"><text:span text:style-name="T4"># record audio</text:span></text:p>
      <text:p text:style-name="P1"><text:span text:style-name="T4">r=sr.Recognizer()</text:span></text:p>
      <text:p text:style-name="P1"><text:span text:style-name="T4">with sr.Microphone() as source:</text:span></text:p>
      <text:p text:style-name="P1"><text:span text:style-name="T4"><text:tab/>r.adjust_for_ambient_noise(source,duration=5)</text:span></text:p>
      <text:p text:style-name="P1"><text:span text:style-name="T4"><text:tab/>r.dynamic_energy_thershold=True</text:span></text:p>
      <text:p text:style-name="P1"><text:span text:style-name="T4"><text:tab/>print("say spmething!!")</text:span></text:p>
      <text:p text:style-name="P1"><text:span text:style-name="T4"><text:tab/>audio=r.listen(source)</text:span></text:p>
      <text:p text:style-name="P1"><text:span text:style-name="T4">try:</text:span></text:p>
      <text:p text:style-name="P1"><text:span text:style-name="T4"><text:tab/>print("you said:"+ r.recognize_google(audio))</text:span></text:p>
      <text:p text:style-name="P1"><text:span text:style-name="T4">except sr.UnknownValuerError:</text:span></text:p>
      <text:p text:style-name="P1"><text:span text:style-name="T4"><text:tab/>print("Google speech Recognition could not understand audio")</text:span></text:p>
      <text:p text:style-name="P1"><text:span text:style-name="T4">except sr.RequestedError as e:</text:span></text:p>
      <text:p text:style-name="P1"><text:span text:style-name="T4"><text:tab/>print("could not request results from Google speech Recognition service;{0}".format(e))</text:span></text:p>
      <text:p text:style-name="P1"><text:span text:style-name="T4">OUTPUT:python3 b.py</text:span></text:p>
      <text:p text:style-name="P3">ALSA lib pcm_dsnoop.c:618:(snd_pcm_dsnoop_open) unable to open slave</text:p>
      <text:p text:style-name="P3">ALSA lib pcm.c:2495:(snd_pcm_open_noupdate) Unknown PCM cards.pcm.rear</text:p>
      <text:p text:style-name="P3">ALSA lib pcm.c:2495:(snd_pcm_open_noupdate) Unknown PCM cards.pcm.center_lfe</text:p>
      <text:p text:style-name="P3">ALSA lib pcm.c:2495:(snd_pcm_open_noupdate) Unknown PCM cards.pcm.side</text:p>
      <text:p text:style-name="P3">ALSA lib pcm_route.c:867:(find_matching_chmap) Found no matching channel map</text:p>
      <text:p text:style-name="P3">ALSA lib pcm_route.c:867:(find_matching_chmap) Found no matching channel map</text:p>
      <text:p text:style-name="P3">ALSA lib pcm_route.c:867:(find_matching_chmap) Found no matching channel map</text:p>
      <text:p text:style-name="P3">say spmething!!</text:p>
      <text:p text:style-name="P1"><text:span text:style-name="T4">you said:Google hello Google hel</text:span>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09:10:14.670459411</meta:creation-date>
    <dc:date>2018-11-16T09:13:44.535439821</dc:date>
    <meta:editing-duration>PT3M29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6" meta:word-count="108" meta:character-count="1152" meta:non-whitespace-character-count="1022"/>
  </office:meta>
</office:document-meta>
</file>